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Edible BM</text:p>
          </table:table-cell>
          <table:table-cell office:value-type="string">
            <text:p>Inedible H2O</text:p>
          </table:table-cell>
          <table:table-cell office:value-type="string">
            <text:p>Dry Waste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Dry beans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table:formula="oooc:=(1-[.B2])*(1-[.C2])" office:value-type="float" office:value="0.06">
            <text:p>0.06</text:p>
          </table:table-cell>
          <table:table-cell table:formula="oooc:=[.B2]+(1-[.B2])*[.C2]+(1-[.B2])*(1-[.C2])" office:value-type="float" office:value="1">
            <text:p>1</text:p>
          </table:table-cell>
        </table:table-row>
        <table:table-row table:style-name="ro1">
          <table:table-cell office:value-type="string">
            <text:p>Lettuce</text:p>
          </table:table-cell>
          <table:table-cell table:number-columns-repeated="2" office:value-type="float" office:value="0.9">
            <text:p>0.9</text:p>
          </table:table-cell>
          <table:table-cell table:formula="oooc:=(1-[.B3])*(1-[.C3])" office:value-type="float" office:value="0.01">
            <text:p>0.01</text:p>
          </table:table-cell>
          <table:table-cell table:formula="oooc:=[.B3]+(1-[.B3])*[.C3]+(1-[.B3])*(1-[.C3])" office:value-type="float" office:value="1">
            <text:p>1</text:p>
          </table:table-cell>
        </table:table-row>
        <table:table-row table:style-name="ro1">
          <table:table-cell office:value-type="string">
            <text:p>Peanut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table:formula="oooc:=(1-[.B4])*(1-[.C4])" office:value-type="float" office:value="0.075">
            <text:p>0.07</text:p>
          </table:table-cell>
          <table:table-cell table:formula="oooc:=[.B4]+(1-[.B4])*[.C4]+(1-[.B4])*(1-[.C4])" office:value-type="float" office:value="1">
            <text:p>1</text:p>
          </table:table-cell>
        </table:table-row>
        <table:table-row table:style-name="ro1">
          <table:table-cell office:value-type="string">
            <text:p>Rice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table:formula="oooc:=(1-[.B5])*(1-[.C5])" office:value-type="float" office:value="0.07">
            <text:p>0.07</text:p>
          </table:table-cell>
          <table:table-cell table:formula="oooc:=[.B5]+(1-[.B5])*[.C5]+(1-[.B5])*(1-[.C5])" office:value-type="float" office:value="1">
            <text:p>1</text:p>
          </table:table-cell>
        </table:table-row>
        <table:table-row table:style-name="ro1">
          <table:table-cell office:value-type="string">
            <text:p>Soybean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table:formula="oooc:=(1-[.B6])*(1-[.C6])" office:value-type="float" office:value="0.06">
            <text:p>0.06</text:p>
          </table:table-cell>
          <table:table-cell table:formula="oooc:=[.B6]+(1-[.B6])*[.C6]+(1-[.B6])*(1-[.C6])" office:value-type="float" office:value="1">
            <text:p>1</text:p>
          </table:table-cell>
        </table:table-row>
        <table:table-row table:style-name="ro1">
          <table:table-cell office:value-type="string">
            <text:p>Sweet Potato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table:formula="oooc:=(1-[.B7])*(1-[.C7])" office:value-type="float" office:value="0.06">
            <text:p>0.06</text:p>
          </table:table-cell>
          <table:table-cell table:formula="oooc:=[.B7]+(1-[.B7])*[.C7]+(1-[.B7])*(1-[.C7])" office:value-type="float" office:value="1">
            <text:p>1</text:p>
          </table:table-cell>
        </table:table-row>
        <table:table-row table:style-name="ro1">
          <table:table-cell office:value-type="string">
            <text:p>Tomato</text:p>
          </table:table-cell>
          <table:table-cell office:value-type="float" office:value="0.45">
            <text:p>0.45</text:p>
          </table:table-cell>
          <table:table-cell office:value-type="float" office:value="0.9">
            <text:p>0.9</text:p>
          </table:table-cell>
          <table:table-cell table:formula="oooc:=(1-[.B8])*(1-[.C8])" office:value-type="float" office:value="0.055">
            <text:p>0.06</text:p>
          </table:table-cell>
          <table:table-cell table:formula="oooc:=[.B8]+(1-[.B8])*[.C8]+(1-[.B8])*(1-[.C8])" office:value-type="float" office:value="1">
            <text:p>1</text:p>
          </table:table-cell>
        </table:table-row>
        <table:table-row table:style-name="ro1">
          <table:table-cell office:value-type="string">
            <text:p>Wheat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table:formula="oooc:=(1-[.B9])*(1-[.C9])" office:value-type="float" office:value="0.06">
            <text:p>0.06</text:p>
          </table:table-cell>
          <table:table-cell table:formula="oooc:=[.B9]+(1-[.B9])*[.C9]+(1-[.B9])*(1-[.C9])" office:value-type="float" office:value="1">
            <text:p>1</text:p>
          </table:table-cell>
        </table:table-row>
        <table:table-row table:style-name="ro1">
          <table:table-cell office:value-type="string">
            <text:p>White Potato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table:formula="oooc:=(1-[.B10])*(1-[.C10])" office:value-type="float" office:value="0.07">
            <text:p>0.07</text:p>
          </table:table-cell>
          <table:table-cell table:formula="oooc:=[.B10]+(1-[.B10])*[.C10]+(1-[.B10])*(1-[.C10])" office:value-type="float" office:value="1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verage</text:p>
          </table:table-cell>
          <table:table-cell table:formula="oooc:=AVERAGE([.B2:.B10])" office:value-type="float" office:value="0.422222222222222">
            <text:p>0.42</text:p>
          </table:table-cell>
          <table:table-cell table:formula="oooc:=AVERAGE([.C2:.C10])" office:value-type="float" office:value="0.9">
            <text:p>0.9</text:p>
          </table:table-cell>
          <table:table-cell table:formula="oooc:=AVERAGE([.D2:.D10])" office:value-type="float" office:value="0.0577777777777778">
            <text:p>0.06</text:p>
          </table:table-cell>
          <table:table-cell table:formula="oooc:=AVERAGE([.E2:.E10])" office:value-type="float" office:value="1">
            <text:p>1</text:p>
          </table:table-cell>
        </table:table-row>
        <table:table-row table:style-name="ro1">
          <table:table-cell office:value-type="string">
            <text:p>Mode</text:p>
          </table:table-cell>
          <table:table-cell table:formula="oooc:=MODE([.B2:.B10])" office:value-type="float" office:value="0.4">
            <text:p>0.4</text:p>
          </table:table-cell>
          <table:table-cell table:formula="oooc:=MODE([.C2:.C10])" office:value-type="float" office:value="0.9">
            <text:p>0.9</text:p>
          </table:table-cell>
          <table:table-cell table:formula="oooc:=MODE([.D2:.D10])" office:value-type="float" office:value="0.06">
            <text:p>0.06</text:p>
          </table:table-cell>
          <table:table-cell table:formula="oooc:=MODE([.E2:.E10])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4-17">04/17/2005</text:date>, <text:time>15:0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9$Win32 OpenOffice.org_project/680m79$Build-8876$CWS-ooo20beta</meta:generator>
    <meta:creation-date>2005-04-17T14:37:33</meta:creation-date>
    <dc:date>2005-04-17T15:07:47</dc:date>
    <dc:language>en-US</dc:language>
    <meta:editing-cycles>2</meta:editing-cycles>
    <meta:editing-duration>PT15M2S</meta:editing-duration>
    <meta:user-defined meta:name="Info 1"/>
    <meta:user-defined meta:name="Info 2"/>
    <meta:user-defined meta:name="Info 3"/>
    <meta:user-defined meta:name="Info 4"/>
    <meta:document-statistic meta:table-count="3" meta:cell-count="59"/>
  </office:meta>
</office:document-meta>
</file>